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 svg:font-family="Inter, apple-system, BlinkMacSystemFont, 'Segoe UI', Helvetica, Arial, sans-serif, 'Apple Color Emoji', 'Segoe UI Emoji', 'Segoe UI Symbol'"/>
    <style:font-face style:name="Lohit Devanagari1" svg:font-family="'Lohit Devanagari'"/>
    <style:font-face style:name="Open Sans" svg:font-family="'Open Sans', apple-system, BlinkMacSystemFont, 'Segoe UI', 'Helvetica Neue', Arial, sans-serif, 'Apple Color Emoji', 'Segoe UI Emoji', 'Segoe UI Symbol'"/>
    <style:font-face style:name="SFMono-Regular" svg:font-family="SFMono-Regular, Consolas, 'Ubuntu Mono',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ac29" officeooo:paragraph-rsid="001cac29"/>
    </style:style>
    <style:style style:name="P2" style:family="paragraph" style:parent-style-name="Standard">
      <style:text-properties officeooo:rsid="001e7b99" officeooo:paragraph-rsid="001e7b99"/>
    </style:style>
    <style:style style:name="P3" style:family="paragraph" style:parent-style-name="Standard">
      <style:text-properties officeooo:rsid="001f61e7" officeooo:paragraph-rsid="001f61e7"/>
    </style:style>
    <style:style style:name="P4" style:family="paragraph" style:parent-style-name="Standard">
      <style:text-properties officeooo:rsid="0020c8a0" officeooo:paragraph-rsid="0020c8a0"/>
    </style:style>
    <style:style style:name="P5" style:family="paragraph" style:parent-style-name="Standard">
      <style:text-properties fo:font-weight="bold" officeooo:rsid="001e7b99" officeooo:paragraph-rsid="001e7b99" style:font-weight-asian="bold" style:font-weight-complex="bold"/>
    </style:style>
    <style:style style:name="P6" style:family="paragraph" style:parent-style-name="Standard">
      <style:text-properties fo:font-weight="bold" officeooo:rsid="001e7b99" officeooo:paragraph-rsid="001f61e7" style:font-weight-asian="bold" style:font-weight-complex="bold"/>
    </style:style>
    <style:style style:name="P7" style:family="paragraph" style:parent-style-name="Standard">
      <style:text-properties fo:font-weight="bold" officeooo:rsid="001f61e7" officeooo:paragraph-rsid="001f61e7" style:font-weight-asian="bold" style:font-weight-complex="bold"/>
    </style:style>
    <style:style style:name="P8" style:family="paragraph" style:parent-style-name="Standard">
      <style:text-properties fo:font-weight="bold" officeooo:rsid="0023f6a5" officeooo:paragraph-rsid="0023f6a5" style:font-weight-asian="bold" style:font-weight-complex="bold"/>
    </style:style>
    <style:style style:name="P9" style:family="paragraph" style:parent-style-name="Standard">
      <style:text-properties fo:font-weight="bold" officeooo:rsid="002f0f01" officeooo:paragraph-rsid="002f0f01" style:font-weight-asian="bold" style:font-weight-complex="bold"/>
    </style:style>
    <style:style style:name="P10" style:family="paragraph" style:parent-style-name="Standard">
      <style:text-properties fo:font-weight="normal" officeooo:rsid="0023f6a5" officeooo:paragraph-rsid="0023f6a5" style:font-weight-asian="normal" style:font-weight-complex="normal"/>
    </style:style>
    <style:style style:name="P11" style:family="paragraph" style:parent-style-name="Standard">
      <style:text-properties fo:font-weight="normal" officeooo:rsid="002b60ce" officeooo:paragraph-rsid="002b60ce" style:font-weight-asian="normal" style:font-weight-complex="normal"/>
    </style:style>
    <style:style style:name="P12" style:family="paragraph" style:parent-style-name="Standard">
      <style:text-properties fo:font-weight="normal" officeooo:rsid="002b60ce" officeooo:paragraph-rsid="002d3678" style:font-weight-asian="normal" style:font-weight-complex="normal"/>
    </style:style>
    <style:style style:name="P13" style:family="paragraph" style:parent-style-name="Standard">
      <style:text-properties officeooo:rsid="002f0f01" officeooo:paragraph-rsid="002f0f01"/>
    </style:style>
    <style:style style:name="T1" style:family="text">
      <style:text-properties officeooo:rsid="001f61e7"/>
    </style:style>
    <style:style style:name="T2" style:family="text">
      <style:text-properties officeooo:rsid="0020c8a0"/>
    </style:style>
    <style:style style:name="T3" style:family="text">
      <style:text-properties officeooo:rsid="0022bb3e"/>
    </style:style>
    <style:style style:name="T4" style:family="text">
      <style:text-properties officeooo:rsid="0025603f"/>
    </style:style>
    <style:style style:name="T5" style:family="text">
      <style:text-properties officeooo:rsid="0026fccc"/>
    </style:style>
    <style:style style:name="T6" style:family="text">
      <style:text-properties officeooo:rsid="0028dc4f"/>
    </style:style>
    <style:style style:name="T7" style:family="text">
      <style:text-properties officeooo:rsid="00290fd7"/>
    </style:style>
    <style:style style:name="T8" style:family="text">
      <style:text-properties officeooo:rsid="002d3678"/>
    </style:style>
    <style:style style:name="T9" style:family="text">
      <style:text-properties officeooo:rsid="002f41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iển khai ứng dụng webA<text:span text:style-name="T2">pp</text:span> của bạn với Capistrano</text:p>
      <text:p text:style-name="P1"/>
      <text:p text:style-name="P9">Web server và Application server</text:p>
      <text:p text:style-name="P13"/>
      <text:p text:style-name="P13">Một web server là một chương trình nhận request từ user và xử lý một số thứ trên request đó. Sau đó nó đưa request đó cho webApp. Nginx và Apache là hai web server mà chúng ta thường dùng nhất. Một trong những k<text:span text:style-name="T9">hả năng</text:span> <text:span text:style-name="T9">cốt lõi</text:span> của web server là xử static files(JS/CSS/Images), <text:span text:style-name="T9">những static files là những file tĩnh và không cần phải xử lý thông qua webApp đều này giúp tăng tốc độ ứng dụng, một khả năng khác là cân tải </text:span></text:p>
      <text:p text:style-name="P1"/>
      <text:p text:style-name="P4">Setup server first…!</text:p>
      <text:p text:style-name="P4">Bất kể ứng dụng của bạn là Ruby/Node/Java/Golang thì bạn phải tạo nguyên một cái server mới, sau đó là quá trình cài đặt cơ bản như Security, SSH, etc. Sau đó nữa là bạn phải install các gói phần mềm để chạy cái webApp của bạn…!</text:p>
      <text:p text:style-name="P2"/>
      <text:p text:style-name="P5">Hình dung <text:span text:style-name="T1">quy trình</text:span>:</text:p>
      <text:p text:style-name="P2"/>
      <text:p text:style-name="P6"><text:span text:style-name="T1">T</text:span>hời cổ đại</text:p>
      <text:p text:style-name="P2">Nếu triển khai theo kểu thủ công giống như thời cổ đại thì chúng ta sẽ tạo một <text:span text:style-name="T1">cái</text:span> server ở đâu đó sau đó dùng FTP software để connect vào cái server đó và push code-base lên server, rồi bla bla bla cho tới khi có thể truy cập <text:span text:style-name="T1">bằng trình duyệt</text:span></text:p>
      <text:p text:style-name="P2"/>
      <text:p text:style-name="P7">Sau thời cổ đại là thời hậu cổ đại:</text:p>
      <text:p text:style-name="P3">Lúc này đã có Github / Gitlab, etc. Chỉ thế thôi…! Thì công việc của ta lúc này rất là khỏe, viết code xong, sau đó là push code-base lên Github chẳng hạn. <text:span text:style-name="T3">Tiếp nữa là connect vào server trên kia thông qua SSH và pull code-base từ Git Repository xuống(Yêu cầu duy nhất là mình phải tạo SSH key ở server và lấy cái SSH key này Add vào Github account của mình để server có quyền truy cập vào Git Repository trước đã).</text:span></text:p>
      <text:p text:style-name="P3"/>
      <text:p text:style-name="P8">Thời hiện đại với Capistrano:</text:p>
      <text:p text:style-name="P10">Tân dụng kiến thức xã hội học của thời mông cổ, chúng ta đã có được Github / <text:span text:style-name="T6">Gitlab, etc</text:span>, một anh developer thất tình <text:span text:style-name="T7">vì không đủ thời gian chăm sóc bồ nhí</text:span> đã sáng tạo ra một công cụ tuyệt vời để giúp đơn giản việc triển khai ứng dụng Ruby on Rails, công cụ đó tên là Capistrano. Lúc đầu Capistrano chỉ phục vụ mục đích chính là triển khai ứng dụng xây dựng trên nền tảng Ruby/Rails, những năm sau đó Capistrano đã hướng dần sang mục <text:span text:style-name="T4">tiêu trở thành</text:span> công cụ triển khai cho hầu hết cá<text:span text:style-name="T5">c</text:span> webApp hiện đại không phân biệt nên tảng…!</text:p>
      <text:p text:style-name="P10"/>
      <text:p text:style-name="P11">Quy trình triển khai webApp với Capistrano:</text:p>
      <text:p text:style-name="P11"/>
      <text:p text:style-name="P12">+ Vẫn là <text:span text:style-name="T2">Setup server first…(Bao gồm cài đặt cơ bản, security, install các gói phần mềm, tạo SSH key ở server và lấy cái SSH key này Add vào Github account), etc</text:span></text:p>
      <text:p text:style-name="P11">+ <text:span text:style-name="T8">Tiếp theo là setup Capistrano vào dự án của chúng 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ter" svg:font-family="Inter, apple-system, BlinkMacSystemFont, 'Segoe UI', Helvetica, Arial, sans-serif, 'Apple Color Emoji', 'Segoe UI Emoji', 'Segoe UI Symbol'"/>
    <style:font-face style:name="Lohit Devanagari1" svg:font-family="'Lohit Devanagari'"/>
    <style:font-face style:name="Open Sans" svg:font-family="'Open Sans', apple-system, BlinkMacSystemFont, 'Segoe UI', 'Helvetica Neue', Arial, sans-serif, 'Apple Color Emoji', 'Segoe UI Emoji', 'Segoe UI Symbol'"/>
    <style:font-face style:name="SFMono-Regular" svg:font-family="SFMono-Regular, Consolas, 'Ubuntu Mono',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21:45:08.256894114</meta:creation-date>
    <dc:date>2019-10-17T23:09:37.889141332</dc:date>
    <meta:editing-duration>PT42M14S</meta:editing-duration>
    <meta:editing-cycles>14</meta:editing-cycles>
    <meta:generator>LibreOffice/6.0.7.3$Linux_X86_64 LibreOffice_project/00m0$Build-3</meta:generator>
    <meta:document-statistic meta:table-count="0" meta:image-count="0" meta:object-count="0" meta:page-count="1" meta:paragraph-count="15" meta:word-count="471" meta:character-count="2286" meta:non-whitespace-character-count="1829"/>
  </office:meta>
</office:document-meta>
</file>